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520000026BB118734AB609F7C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cd5fb" officeooo:paragraph-rsid="000cd5fb" style:font-weight-asian="bold" style:font-weight-complex="bold"/>
    </style:style>
    <style:style style:name="P2" style:family="paragraph" style:parent-style-name="Standard">
      <style:text-properties fo:font-size="12pt" fo:font-weight="normal" officeooo:rsid="000cd5fb" officeooo:paragraph-rsid="000cd5fb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Ejercicio Depuración Java</text:span></text:p>
      <text:p text:style-name="P1"><text:span text:style-name="T2"/></text:p>
      <text:p text:style-name="P2"/>
      <text:p text:style-name="P2"/>
      <text:p text:style-name="P2">La variable C es 9.</text:p>
      <text:p text:style-name="P2"><draw:frame draw:style-name="fr1" draw:name="Imagen2" text:anchor-type="char" svg:x="0.053cm" svg:y="0.982cm" svg:width="17cm" svg:height="9.514cm" draw:z-index="0"><draw:image xlink:href="Pictures/10000000000004520000026BB118734AB609F7C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13T09:03:04.932000000</meta:creation-date>
    <dc:date>2022-10-13T09:07:00.909000000</dc:date>
    <meta:editing-duration>PT3M56S</meta:editing-duration>
    <meta:editing-cycles>1</meta:editing-cycles>
    <meta:document-statistic meta:table-count="0" meta:image-count="1" meta:object-count="0" meta:page-count="1" meta:paragraph-count="2" meta:word-count="8" meta:character-count="44" meta:non-whitespace-character-count="38"/>
    <meta:generator>LibreOffice/7.4.1.2$Windows_X86_64 LibreOffice_project/3c58a8f3a960df8bc8fd77b461821e42c061c5f0</meta:generator>
  </office:meta>
</office:document-meta>
</file>